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1mm"/>
    </style:style>
    <style:style style:name="co2" style:family="table-column">
      <style:table-column-properties fo:break-before="auto" style:column-width="16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tas" table:style-name="ta1">
        <table:shapes>
          <draw:frame draw:z-index="0" draw:style-name="gr1" draw:text-style-name="P1" svg:width="460.4mm" svg:height="300.28mm" svg:x="41.04mm" svg:y="13.55mm">
            <loext:p draw:notify-on-update-of-ranges="deltas.A1:deltas.A1 deltas.A2:deltas.A812 deltas.B1:deltas.B1 deltas.B2:deltas.B8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7658" calcext:value-type="float">
            <text:p>1917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266" calcext:value-type="float">
            <text:p>2092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359" calcext:value-type="float">
            <text:p>413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916" calcext:value-type="float">
            <text:p>169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003" calcext:value-type="float">
            <text:p>19003</text:p>
          </table:table-cell>
        </table:table-row>
        <table:table-row table:style-name="ro1">
          <table:table-cell office:value-type="string" calcext:value-type="string">
            <text:p>(810 row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7:03:38.184199000</dc:date>
    <meta:editing-duration>PT6H21M53S</meta:editing-duration>
    <meta:editing-cycles>3</meta:editing-cycles>
    <meta:generator>LibreOffice/5.1.4.2$MacOSX_X86_64 LibreOffice_project/f99d75f39f1c57ebdd7ffc5f42867c12031db97a</meta:generator>
    <meta:document-statistic meta:table-count="1" meta:cell-count="16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maximum="900" chart:origin="0" chart:interval-major="60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3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41cm" svg:height="30.029cm" xlink:href=".." xlink:type="simple" chart:class="chart:scatter" chart:style-name="ch1">
        <chart:title svg:x="18.7cm" svg:y="0.736cm" chart:style-name="ch2">
          <text:p>SIRI-VR Reporting Frequency</text:p>
        </chart:title>
        <chart:plot-area chart:style-name="ch3" table:cell-range-address="deltas.A1:deltas.B812" chart:data-source-has-labels="row" svg:x="2.091cm" svg:y="2.441cm" svg:width="43.03cm" svg:height="25.735cm">
          <chartooo:coordinate-region svg:x="2.925cm" svg:y="2.64cm" svg:width="40.738cm" svg:height="24.89cm"/>
          <chart:axis chart:dimension="x" chart:name="primary-x" chart:style-name="ch4">
            <chart:title svg:x="18.961cm" svg:y="28.776cm" chart:style-name="ch5">
              <text:p>Interval between reports (sec) [max 9304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17.54cm" chart:style-name="ch9">
              <text:p>Log(number of reports)</text:p>
            </chart:title>
            <chart:grid chart:style-name="ch6" chart:class="major"/>
          </chart:axis>
          <chart:series chart:style-name="ch10" chart:values-cell-range-address="deltas.B2:deltas.B812" chart:label-cell-address="deltas.B1:deltas.B1" chart:class="chart:scatter">
            <chart:domain table:cell-range-address="deltas.A2:deltas.A812"/>
            <chart:data-point chart:repeated="8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</text:p>
                <draw:g>
                  <svg:desc>deltas.B1:delta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tas.A2:deltas.A812</svg:desc>
                </draw:g>
              </table:table-cell>
              <table:table-cell office:value-type="float" office:value="8">
                <text:p>8</text:p>
                <draw:g>
                  <svg:desc>deltas.B2:deltas.B8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17658">
                <text:p>1917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266">
                <text:p>209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1359">
                <text:p>41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916">
                <text:p>1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">
                <text:p>14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0">
                <text:p>16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3">
                <text:p>1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4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">
                <text:p>18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">
                <text:p>1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">
                <text:p>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">
                <text:p>1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1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2">
                <text:p>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7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9">
                <text:p>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0">
                <text:p>2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1">
                <text:p>2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3">
                <text:p>2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9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0">
                <text:p>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1">
                <text:p>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3">
                <text:p>2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6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0">
                <text:p>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1">
                <text:p>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3">
                <text:p>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">
                <text:p>2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">
                <text:p>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2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6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0">
                <text:p>2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1">
                <text:p>2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3">
                <text:p>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4">
                <text:p>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9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2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5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0">
                <text:p>3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1">
                <text:p>3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">
                <text:p>3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5">
                <text:p>3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0">
                <text:p>3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1">
                <text:p>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4">
                <text:p>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5">
                <text:p>3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0">
                <text:p>3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1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8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1">
                <text:p>3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2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4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5">
                <text:p>3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6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0">
                <text:p>3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">
                <text:p>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3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4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5">
                <text:p>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6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8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6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9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0">
                <text:p>3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1">
                <text:p>3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2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9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0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8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0">
                <text:p>4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1">
                <text:p>4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4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5">
                <text:p>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6">
                <text:p>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7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0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2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7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0">
                <text:p>4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4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5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6">
                <text:p>4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7">
                <text:p>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4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0">
                <text:p>4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1">
                <text:p>4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3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5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7">
                <text:p>4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8">
                <text:p>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9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0">
                <text:p>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1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0">
                <text:p>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1">
                <text:p>4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2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4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5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6">
                <text:p>4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7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0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3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0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1">
                <text:p>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6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7">
                <text:p>4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8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0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1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4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1">
                <text:p>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6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7">
                <text:p>5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">
                <text:p>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0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7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9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0">
                <text:p>5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1">
                <text:p>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3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8">
                <text:p>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">
                <text:p>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9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40">
                <text:p>5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1">
                <text:p>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6">
                <text:p>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47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8">
                <text:p>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9">
                <text:p>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59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60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1">
                <text:p>5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3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7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8">
                <text:p>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9">
                <text:p>5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5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8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9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0">
                <text:p>5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1">
                <text:p>5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7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8">
                <text:p>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9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0">
                <text:p>6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1">
                <text:p>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7">
                <text:p>6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8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0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7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9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0">
                <text:p>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1">
                <text:p>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3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7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8">
                <text:p>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9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0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5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6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0">
                <text:p>6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41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42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4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8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9">
                <text:p>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0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1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2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8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9">
                <text:p>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0">
                <text:p>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1">
                <text:p>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3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4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9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70">
                <text:p>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71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72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5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9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0">
                <text:p>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1">
                <text:p>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4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5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1">
                <text:p>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1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3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9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10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4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9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20">
                <text:p>7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6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9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0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1">
                <text:p>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2">
                <text:p>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0">
                <text:p>7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41">
                <text:p>7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3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5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49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2">
                <text:p>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59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60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1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5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6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7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9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0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1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72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73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80">
                <text:p>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81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86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1">
                <text:p>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92">
                <text:p>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0">
                <text:p>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5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1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0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1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6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1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2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3">
                <text:p>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4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0">
                <text:p>8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1">
                <text:p>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2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53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4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1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70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74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75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7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85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3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4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9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1">
                <text:p>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5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6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10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11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12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14">
                <text:p>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20">
                <text:p>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21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30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32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41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54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59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61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71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73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76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77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87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3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5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1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6">
                <text:p>1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8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10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13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7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0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1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34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37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40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41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44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47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48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54">
                <text:p>1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55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58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70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75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78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80">
                <text:p>1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81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90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1">
                <text:p>1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3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5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21">
                <text:p>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29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37">
                <text:p>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41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48">
                <text:p>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57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58">
                <text:p>1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0">
                <text:p>1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1">
                <text:p>1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77">
                <text:p>1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80">
                <text:p>1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81">
                <text:p>1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96">
                <text:p>1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3">
                <text:p>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19">
                <text:p>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20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21">
                <text:p>1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22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39">
                <text:p>1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1">
                <text:p>1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58">
                <text:p>1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61">
                <text:p>1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63">
                <text:p>1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72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05">
                <text:p>1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18">
                <text:p>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19">
                <text:p>1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26">
                <text:p>1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28">
                <text:p>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35">
                <text:p>1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56">
                <text:p>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59">
                <text:p>1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1">
                <text:p>1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9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80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81">
                <text:p>1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82">
                <text:p>1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83">
                <text:p>1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84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06">
                <text:p>1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1">
                <text:p>1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23">
                <text:p>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28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40">
                <text:p>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42">
                <text:p>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59">
                <text:p>1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0">
                <text:p>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2">
                <text:p>1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8">
                <text:p>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73">
                <text:p>1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80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81">
                <text:p>1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1">
                <text:p>1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21">
                <text:p>1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40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41">
                <text:p>1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49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52">
                <text:p>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60">
                <text:p>1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61">
                <text:p>1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4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80">
                <text:p>1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81">
                <text:p>1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00">
                <text:p>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1">
                <text:p>1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20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40">
                <text:p>1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1">
                <text:p>1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60">
                <text:p>1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1">
                <text:p>1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68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70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71">
                <text:p>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81">
                <text:p>1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01">
                <text:p>1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04">
                <text:p>1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11">
                <text:p>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21">
                <text:p>1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24">
                <text:p>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28">
                <text:p>1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41">
                <text:p>1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44">
                <text:p>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46">
                <text:p>1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61">
                <text:p>1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65">
                <text:p>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69">
                <text:p>1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80">
                <text:p>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81">
                <text:p>1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82">
                <text:p>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85">
                <text:p>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86">
                <text:p>1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00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01">
                <text:p>1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08">
                <text:p>1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18">
                <text:p>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20">
                <text:p>1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21">
                <text:p>1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24">
                <text:p>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25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41">
                <text:p>1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53">
                <text:p>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61">
                <text:p>1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63">
                <text:p>1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77">
                <text:p>1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80">
                <text:p>1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81">
                <text:p>1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86">
                <text:p>1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96">
                <text:p>1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01">
                <text:p>1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21">
                <text:p>1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26">
                <text:p>1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27">
                <text:p>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31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48">
                <text:p>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61">
                <text:p>1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81">
                <text:p>1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82">
                <text:p>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21">
                <text:p>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30">
                <text:p>2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60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61">
                <text:p>2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89">
                <text:p>2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90">
                <text:p>2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01">
                <text:p>2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03">
                <text:p>2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21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58">
                <text:p>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62">
                <text:p>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81">
                <text:p>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02">
                <text:p>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21">
                <text:p>2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40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57">
                <text:p>2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1">
                <text:p>2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81">
                <text:p>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24">
                <text:p>2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61">
                <text:p>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404">
                <text:p>2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40">
                <text:p>2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43">
                <text:p>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91">
                <text:p>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53">
                <text:p>2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63">
                <text:p>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08">
                <text:p>2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620">
                <text:p>2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641">
                <text:p>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21">
                <text:p>2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22">
                <text:p>2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41">
                <text:p>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98">
                <text:p>2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20">
                <text:p>2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881">
                <text:p>2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21">
                <text:p>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58">
                <text:p>2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62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80">
                <text:p>2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84">
                <text:p>2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022">
                <text:p>3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041">
                <text:p>3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74">
                <text:p>3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093">
                <text:p>3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02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52">
                <text:p>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79">
                <text:p>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202">
                <text:p>3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262">
                <text:p>3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22">
                <text:p>3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27">
                <text:p>3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62">
                <text:p>3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81">
                <text:p>3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91">
                <text:p>3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424">
                <text:p>3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42">
                <text:p>3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67">
                <text:p>3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476">
                <text:p>3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525">
                <text:p>3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582">
                <text:p>3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02">
                <text:p>3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644">
                <text:p>3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69">
                <text:p>3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27">
                <text:p>3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63">
                <text:p>3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1">
                <text:p>3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09">
                <text:p>3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22">
                <text:p>3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62">
                <text:p>3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63">
                <text:p>3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65">
                <text:p>3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42">
                <text:p>3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49">
                <text:p>3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96">
                <text:p>3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16">
                <text:p>4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41">
                <text:p>4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62">
                <text:p>4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97">
                <text:p>4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03">
                <text:p>4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62">
                <text:p>4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63">
                <text:p>4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64">
                <text:p>4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82">
                <text:p>4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23">
                <text:p>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28">
                <text:p>4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313">
                <text:p>4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374">
                <text:p>4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383">
                <text:p>4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02">
                <text:p>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23">
                <text:p>4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62">
                <text:p>4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03">
                <text:p>4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621">
                <text:p>4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661">
                <text:p>4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664">
                <text:p>4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01">
                <text:p>4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782">
                <text:p>4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805">
                <text:p>4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933">
                <text:p>4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82">
                <text:p>5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62">
                <text:p>5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22">
                <text:p>5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302">
                <text:p>5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63">
                <text:p>5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38">
                <text:p>5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711">
                <text:p>5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797">
                <text:p>5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43">
                <text:p>6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56">
                <text:p>6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285">
                <text:p>6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325">
                <text:p>6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422">
                <text:p>6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582">
                <text:p>6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767">
                <text:p>6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785">
                <text:p>7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284">
                <text:p>8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304">
                <text:p>9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19003">
                <text:p>190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